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7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3.25cm" fo:min-width="8cm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7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2.75cm" fo:min-width="8.5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7.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2.75cm" fo:min-width="7.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cm" svg:height="1cm" svg:x="1.5cm" svg:y="1.5cm">
          <text:p text:style-name="P1">atenden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7cm" svg:x="1.5cm" svg:y="2.5cm">
          <text:p text:style-name="P1">*codigo: int</text:p>
          <text:p text:style-name="P1">*nome: string</text:p>
          <text:p text:style-name="P1">*cpf: string</text:p>
          <text:p text:style-name="P1">crc:string</text:p>
          <text:p text:style-name="P1">*senha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cm" svg:x="1.5cm" svg:y="9.5cm">
          <text:p text:style-name="P1">Logar()</text:p>
          <text:p text:style-name="P1"/>
          <text:p text:style-name="P1">GerarProposta()</text:p>
          <text:p text:style-name="P1"/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5.5cm" svg:height="1cm" svg:x="7.5cm" svg:y="1.5cm">
          <text:p text:style-name="P1">empres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7cm" svg:x="7.5cm" svg:y="2.5cm">
          <text:p text:style-name="P1"/>
          <text:p text:style-name="P1"/>
          <text:p text:style-name="P1">*Id:int</text:p>
          <text:p text:style-name="P1">*cnpj:string</text:p>
          <text:p text:style-name="P1">*Nome:string</text:p>
          <text:p text:style-name="P1">*DataAbert:date</text:p>
          <text:p text:style-name="P1">*Atividade:string</text:p>
          <text:p text:style-name="P1">*Tributação:string</text:p>
          <text:p text:style-name="P1">email:String</text:p>
          <text:p text:style-name="P1">*dataatualizacao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cm" svg:x="7.5cm" svg:y="9.5cm">
          <text:p text:style-name="P1">EscolhePlano()</text:p>
          <text:p text:style-name="P1">CadEmpresa()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5.5cm" svg:height="1cm" svg:x="13.5cm" svg:y="1.5cm">
          <text:p text:style-name="P1">Resposav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7cm" svg:x="13.5cm" svg:y="2.5cm">
          <text:p text:style-name="P1"/>
          <text:p text:style-name="P1"/>
          <text:p text:style-name="P1">*codigo:int</text:p>
          <text:p text:style-name="P1">*Nome:string</text:p>
          <text:p text:style-name="P1">*CPF</text:p>
          <text:p text:style-name="P1">*Cargo:String</text:p>
          <text:p text:style-name="P1">*Celular:string</text:p>
          <text:p text:style-name="P1">*Telefone:string</text:p>
          <text:p text:style-name="P1">*email:string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cm" svg:x="13.5cm" svg:y="9.5cm">
          <text:p text:style-name="P1">CadResponsavel()</text:p>
          <text:p text:style-name="P1">Recuemail()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draw:layer="layout" svg:width="5.5cm" svg:height="1cm" svg:x="19.5cm" svg:y="1.5cm">
          <text:p text:style-name="P1">Plan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7cm" svg:x="19.5cm" svg:y="2.5cm">
          <text:p text:style-name="P1"/>
          <text:p text:style-name="P1"/>
          <text:p text:style-name="P1">*codigo:int</text:p>
          <text:p text:style-name="P1">*Nome:string</text:p>
          <text:p text:style-name="P1">*Cargo:String</text:p>
          <text:p text:style-name="P1">*Celular:string</text:p>
          <text:p text:style-name="P1">*Telefone:string</text:p>
          <text:p text:style-name="P1">*email:string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cm" svg:x="19.5cm" svg:y="9.5cm">
          <text:p text:style-name="P1">CadResponsavel()</text:p>
          <text:p text:style-name="P1">Recuemail()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5.5cm" svg:height="1cm" svg:x="21.5cm" svg:y="2cm">
          <text:p text:style-name="P1">Plan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7cm" svg:x="21.5cm" svg:y="3cm">
          <text:p text:style-name="P1"/>
          <text:p text:style-name="P1"/>
          <text:p text:style-name="P1">*codigo:int</text:p>
          <text:p text:style-name="P1">*Nome:string</text:p>
          <text:p text:style-name="P1">*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3cm" svg:x="21.5cm" svg:y="10cm">
          <text:p text:style-name="P1"/>
          <draw:enhanced-geometry svg:viewBox="0 0 21600 21600" draw:mirror-vertical="false" draw:type="rectangle" draw:enhanced-path="M 0 0 L 21600 0 21600 21600 0 21600 0 0 Z N"/>
        </draw:custom-shape>
        <draw:custom-shape draw:style-name="gr6" draw:text-style-name="P1" draw:layer="layout" svg:width="8.5cm" svg:height="1.5cm" svg:x="1cm" svg:y="0cm">
          <text:p text:style-name="P1">Horários</text:p>
          <text:p text:style-name="P1">Departament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5cm" svg:height="13.5cm" svg:x="1cm" svg:y="1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*codigo:int</text:p>
          <text:p text:style-name="P1"/>
          <text:p text:style-name="P1">Valor:</text:p>
          <text:p text:style-name="P1">Departamento{</text:p>
          <text:p text:style-name="P1">comercial:doble</text:p>
          <text:p text:style-name="P1">financeiro:doble</text:p>
          <text:p text:style-name="P1">compras:doble</text:p>
          <text:p text:style-name="P1">Fiscal:doble</text:p>
          <text:p text:style-name="P1">Legalizacao:doble</text:p>
          <text:p text:style-name="P1">Logistica:doble</text:p>
          <text:p text:style-name="P1">Contabil:doble</text:p>
          <text:p text:style-name="P1">relac_cliente:doble</text:p>
          <text:p text:style-name="P1">Admnistrativo:doble</text:p>
          <text:p text:style-name="P1">Marketing:doble</text:p>
          <text:p text:style-name="P1">TI:doble</text:p>
          <text:p text:style-name="P1">Qualidade:doble</text:p>
          <text:p text:style-name="P1">Educacional:double</text:p>
          <text:p text:style-name="P1">Auditoria:double</text:p>
          <text:p text:style-name="P1">Rh:double</text:p>
          <text:p text:style-name="P1">Pessoal:double}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4cm" svg:x="1cm" svg:y="15cm">
          <text:p text:style-name="P1">Alterar()</text:p>
          <text:p text:style-name="P1">Desebilitar()</text:p>
          <text:p text:style-name="P1">Selecionar()</text:p>
          <text:p text:style-name="P1">Incluir()</text:p>
          <text:p text:style-name="P1">total()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" draw:layer="layout" svg:width="8cm" svg:height="1cm" svg:x="11cm" svg:y="1.5cm">
          <text:p text:style-name="P1">Escopo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9cm" svg:height="13cm" svg:x="10.5cm" svg:y="2.5cm">
          <text:p text:style-name="P1"/>
          <text:p text:style-name="P1"/>
          <text:p text:style-name="P1">*codigo:int</text:p>
          <text:p text:style-name="P1"/>
          <text:p text:style-name="P1">Valor:</text:p>
          <text:p text:style-name="P1"/>
          <text:p text:style-name="P1">descrição{</text:p>
          <text:p text:style-name="P1"/>
          <text:p text:style-name="P1">qtd_cliente_lr_lp:double</text:p>
          <text:p text:style-name="P1">qtd_cliente_simples:double</text:p>
          <text:p text:style-name="P1">qtd_func_empresa:double</text:p>
          <text:p text:style-name="P1"/>
          <text:p text:style-name="P1"/>
          <text:p text:style-name="P1">}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cm" svg:height="3cm" svg:x="11cm" svg:y="15.5cm">
          <text:p text:style-name="P1"/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1" draw:layer="layout" svg:width="8cm" svg:height="1cm" svg:x="1cm" svg:y="1cm">
          <text:p text:style-name="P1">Escopo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cm" svg:height="3cm" svg:x="1cm" svg:y="1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2" draw:layer="layout" svg:width="8cm" svg:height="13cm" svg:x="1cm" svg:y="2cm">
          <text:p text:style-name="P1"/>
          <text:p text:style-name="P1"/>
          <text:p text:style-name="P1">*codigo:int</text:p>
          <text:p text:style-name="P1"/>
          <text:p text:style-name="P1">Valor:</text:p>
          <text:p text:style-name="P1"/>
          <text:p text:style-name="P1">descrição{</text:p>
          <text:p text:style-name="P1">custo_operacional:</text:p>
          <text:p text:style-name="P1">custo_contabil:</text:p>
          <text:p text:style-name="P1">custo_fiscal_lr_lp:</text:p>
          <text:p text:style-name="P1">custo_fiscal_simples:</text:p>
          <text:p text:style-name="P1">custo_dp:</text:p>
          <text:p text:style-name="P1">}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7M36S</meta:editing-duration>
    <meta:editing-cycles>6</meta:editing-cycles>
    <meta:generator>LibreOffice/5.0.2.2$Windows_x86 LibreOffice_project/37b43f919e4de5eeaca9b9755ed688758a8251fe</meta:generator>
    <dc:date>2017-01-06T18:36:07.589000000</dc:date>
    <meta:document-statistic meta:object-count="51"/>
  </office:meta>
</office:document-meta>
</file>